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yui_3_16_0_1_1453927120712_22206">
        <text:section text:style-name="Sect1" text:name="yui_3_16_0_1_1453927120712_22208">
          <text:section text:style-name="Sect1" text:name="yui_3_16_0_1_1453927120712_22211">
            <text:section text:style-name="Sect1" text:name="yiv3543770557">
              <text:section text:style-name="Sect1" text:name="yui_3_16_0_1_1453927120712_22210">
                <text:p text:style-name="Text_20_body"><text:bookmark text:name="yui_3_16_0_1_1453927120712_22392"/>Thanks for purchasing a copy of Sublime Text! Your license key is: </text:p>
                <text:p text:style-name="Preformatted_20_Text"><text:bookmark text:name="yui_3_16_0_1_1453927120712_22215"/>----- BEGIN LICENSE -----</text:p>
                <text:p text:style-name="Preformatted_20_Text">Carl Matson</text:p>
                <text:p text:style-name="Preformatted_20_Text">Single User License</text:p>
                <text:p text:style-name="Preformatted_20_Text">EA7E-1007548</text:p>
                <text:p text:style-name="Preformatted_20_Text">1AB2456E CCDF49C3 056B4FFC A851F57B</text:p>
                <text:p text:style-name="Preformatted_20_Text">27FBCC28 4BF629EA 875D2255 4ED60034</text:p>
                <text:p text:style-name="Preformatted_20_Text">AF1D526D 5E46B3A4 00D4787C 9F6FEC51</text:p>
                <text:p text:style-name="Preformatted_20_Text">399B69EF 1CED3ADC 0B72EA8E B2760DA2</text:p>
                <text:p text:style-name="Preformatted_20_Text">E5CEEE23 3E08F42F 669C5936 C9F8B8BF</text:p>
                <text:p text:style-name="Preformatted_20_Text">749A52F5 878F51B5 41B3645D D4512AEA</text:p>
                <text:p text:style-name="Preformatted_20_Text">17ABE0A5 7BC4671F 30050BAE 87526CD7</text:p>
                <text:p text:style-name="Preformatted_20_Text">6E531D0F A4D4FBBC EF53F015 E9C872F5</text:p>
                <text:p text:style-name="P1">------ END LICENSE ------</text:p>
                <text:p text:style-name="Text_20_body"><text:bookmark text:name="yui_3_16_0_1_1453927120712_22213"/>Entering the license details: </text:p>
                <text:p text:style-name="Text_20_body"><text:bookmark text:name="yui_3_16_0_1_1453927120712_22209"/>1. Open Sublime Text, and select Help/Enter License from the menu. <text:line-break/>2. Copy the license above (including the BEGIN LICENSE and END LICENSE lines) and paste them into the license box. <text:line-break/>3. Press the Use License button and Sublime Text will enter into licensed mode. </text:p>
                <text:p text:style-name="Text_20_body"><text:bookmark text:name="yui_3_16_0_1_1453927120712_22271"/>Please find your invoice attached to this email. </text:p>
                <text:p text:style-name="Text_20_body"><text:bookmark text:name="yui_3_16_0_1_1453927120712_22269"/>Regards, </text:p>
                <text:p text:style-name="Text_20_body"><text:bookmark text:name="yui_3_16_0_1_1453927120712_22267"/>Sales <text:line-break/>SUBLIME HQ PTY LTD</text:p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8:28:10.675199542</meta:creation-date>
    <dc:date>2016-01-27T18:31:30.513639473</dc:date>
    <meta:editing-duration>PT3M20S</meta:editing-duration>
    <meta:editing-cycles>1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19" meta:word-count="121" meta:character-count="816" meta:non-whitespace-character-count="706"/>
  </office:meta>
</office:document-meta>
</file>